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mr10" fo:font-size="18pt" style:font-size-asian="15.75pt" style:font-size-complex="18pt"/>
    </style:style>
    <style:style style:name="P2" style:family="paragraph" style:parent-style-name="Standard">
      <style:text-properties style:font-name="cmr10" fo:font-size="20pt" style:font-size-asian="20pt" style:font-size-complex="20pt"/>
    </style:style>
    <style:style style:name="P3" style:family="paragraph" style:parent-style-name="Standard">
      <style:text-properties style:font-name="cmr10" fo:font-size="14pt" style:font-size-asian="12.25pt" style:font-size-complex="14pt"/>
    </style:style>
    <style:style style:name="P4" style:family="paragraph" style:parent-style-name="Standard">
      <style:text-properties style:font-name="cmr10"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Declaration</text:p>
      <text:p text:style-name="P3"/>
      <text:p text:style-name="P4">This dissertation is submitted to the University of Bristol</text:p>
      <text:p text:style-name="P4">in accordance with the requirements of the degree of</text:p>
      <text:p text:style-name="P4">Bachelor of Science in the faculty of Engineering. It has</text:p>
      <text:p text:style-name="P4">not been submitted for any other degree or diploma of any</text:p>
      <text:p text:style-name="P4">examining body. Except where specifically acknowledged,</text:p>
      <text:p text:style-name="P4">it is all the work of the Author.</text:p>
      <text:p text:style-name="P4"/>
      <text:p text:style-name="P4"/>
      <text:p text:style-name="P3">Benjamin Tovar Matthews, May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739cm" fo:margin-right="1.98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m </meta:initial-creator>
    <meta:creation-date>2015-05-06T23:31:04</meta:creation-date>
    <dc:date>2015-05-06T23:36:40</dc:date>
    <dc:creator>bm </dc:creator>
    <meta:editing-duration>P0D</meta:editing-duration>
    <meta:editing-cycles>1</meta:editing-cycles>
    <meta:document-statistic meta:table-count="0" meta:image-count="0" meta:object-count="0" meta:page-count="1" meta:paragraph-count="8" meta:word-count="59" meta:character-count="357" meta:non-whitespace-character-count="306"/>
    <meta:generator>LibreOffice/3.5$Linux_X86_64 LibreOffice_project/350m1$Build-2</meta:generator>
  </office:meta>
</office:document-meta>
</file>